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string" calcext:value-type="string">
            <text:p>RUBI LISBET DIA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DEL CARMEN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FRANCISCO CABRALES MARTIN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IA DE JESUS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SY MARIA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RIAM BENIT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JOSE GUADALUPE UC K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OBERLO CARLOS CENTENO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ITZA MONSERRAT HERNANDEZ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LERIA DIAZ MOH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ASGART VICTORIO ACOSTA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HAYMA LIZBETH ACOSTA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SARIO DEL CARMEN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YLIN PILAR SIERRA DELGAD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onoria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BINA UC ANTONI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RAEL GARCIA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RTURO DELGADO CAN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TZEL GUADALUPE ZAVALA RODRIG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EL KEVIN SANTIGAGO BOLO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ENITEZ BALAN ISRAEL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LSY MARIA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ELAIDA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OISA ACOSTA BENIT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EL MIGUEL PENA DUR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AIME BRITO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UAN MARTINEZ GARCI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RISTIAN ALEJANDRO QUIROZ VAZQU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SUS MIGUEL CRUZ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JESUS MORALES MIS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IGAIL BENIT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ANTONIO URGELL MENDOZ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GEL ANTONIO QUIRO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LOS DE JESUS MORALES PE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JANDRA SANCHEZ BENITEZ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YSI CONCEPCION BENITEZ OCA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SSAEL MANUE BENITEZ ARIA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EREN LIZBETH UK ALEJANDR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DISSON ABRIL SOLORSANO ESTRAD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ISCO JAVIER DURAN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AVIER MARTIN RAMIREZ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ULICES MORALES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LYA ZENYACE FLORES MA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RNANDEZ BENITEZ MODEST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ITZY DEL CARMEN LOPEZ G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ILVIA ALEJANDRA SURITA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O RUIZ CENTENE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GELA PATRICIA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NGO LOPEZ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OLINA DIAZ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A ITZEL UC SANCH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RAEL BENITEZ BAL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ELIA UC FLOR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RIADNE ESTAFANIA CHAN SURI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ELA UC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A IRIS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THA IMELDA UC GUTIER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AQUINA LOPEZ RODRIG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Z DEL ALBA SANCHEZ BALLI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ICARDO OCANA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NIA MONTIEL DE LA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SA VICTORIA MOHA NARVA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NITEZ BALAN LOID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IZ BENITEZ ESTEFANIA DE LOS ANGEL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UMBERTO BENIT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JESUS QUIROZ SANCH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OGAN GUSTAVO CENTENO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NDELARIA UC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ERANIA GUADALUPE MORENO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MELA DIAZ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A QUIRO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GUADALUPE DELGADO QUIRO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LMY GUADALUPE QUIRO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TONIA YILMAR BENITEZ VAL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NIA MONTIEL DE LA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YAEL CRUZ DS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IZETHE GUADALUPE ACATE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NITO MOAH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ULIO CESAR BAUTISTA DUR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IS JOSE GUADALUPE UC QUEJ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THA IMELDA UC GUTIER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ILSA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IZABETH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DESTO HERNANDE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ONZALO BENITEZ ACOST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AQUINA ELIGIO VID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BENIT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LIA DEL CARMEN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MIAN GAEL BENITEZ OCANA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NGRI VIVIANA CHAN BAUTISTA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LORITA BAUTISTA DUR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NESSA UC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DEL CARMEN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Z DEL ALBA SANCHEZ BALLI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CIA CARDENO MATEL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NTA IMELDA RAMIR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MELA DIA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LOR DE MARIA ARIAS RAM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DRO BENITEZ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NIA UC DIA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A ITZEL UC SANCH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ELY JALIN MARTINEZ METEL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NARO MARTINEZ CARDEN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RCIDEZ MOHA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RIQUE VAZQUEZ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tomas hernandez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NITO MOAH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ENITEZ UC HILDA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ERANIA GUADALUPE MOREMO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LERIA DIAZ MOH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FINA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IGUEL HERNANDEZ MATE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O JESUS OCANA DUR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FREDO BALLESTEROS MOH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ERNANDO ACOSTA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IDY PATRICIA DIA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JESUS MORALES MIS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LO JOAQUIN QUIRO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OXANA ISABEL OCAMPO ROSAD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ZAVALA SANCHEZ DILAN YADIE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A DEL CARMEN RAMIREZ CRUZ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ANGEL MENDEZ BALLON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enesis samaria ballona centen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L JAVIER RAMIRE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AUTISTA DURAN <text:s/>DANILO DEL CARME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DE LOS REYES RUIZ DELGAD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IS JOSE GUADALUPE UC QUEJ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IA DEL JESUS PALMA VELAZQ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JUAN UC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IA DE LA CRU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VANGELINA BALAN HERED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CO AURELIO UC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IA DEL JESUS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ELY YOLANDA ALVARADO ESPINOZ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LEONIDES LAGUNES ORTEG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MMANUEL ROSENDO HERNAND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ODESTO HERNANDE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ONOR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EGORIO BENITEZ BAL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ONEL ISAI UC ALEJANDR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LOISA BENITEZ BAL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BENJAMIN HERNANDE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FINA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FA EUNICE BENIT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DESTO BENITEZ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NNER ABIMAEL BENITEZ ARIA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DER JHOVANNY BENITEZ ARIA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RA BENITEZ BAL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JOSE GUADALUPE UC K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TEO ALEAZAR ZAPATA MONTEJ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IGUELINA DEL CARMEN ZAVALA RODRIG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ONORIA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THA IMELDA UC GUTIER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BY LIZBETH DIA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RIAM BENIT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EL GABRIEL BENITEZ RAMI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BRAHAM BENITEZ BAL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AREM ANAHI BENITEZ RAMI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ELIPE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VANGELINA BALAN HERED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LERIA DIAZ MOH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DEL CARMEN DELGADO GAR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INA ZAVALA RODRIGUEZ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SPERANZA DEL CARMEN <text:s/>MARTINE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MIGUEL DEL JESUS DESLGADO CASTILL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UAN VIDAL SANCH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DA IRIS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DAL BALLINA ROBERTO YAHE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IDAM TADEO CRUZ BOLOM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JANDRO DEL CARMEN CRUZ QUIRO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JANDRA GUTIERREZ SURI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NITEZ QUIRO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LORITA BAUTISTA DUR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LERIA DIAZ MOH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SA VICTORIA MOHA NARVA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RESA BENITEZ BAL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MELA DIAZ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BERTH MATIAS BENITEZ JUA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GEL PABLO BENITEZ JUA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DRIAN AUGUTSTO ZAVALA SANCH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JESUS QUIROZ SANCH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OLINA VAYONA CENTEN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LORENTINO BALLONA MOREN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LOS DE JESUS MORALES PE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ILIA LASTRA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BENIT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VANGELINA BALAN HERED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ELA NARVAEZ NI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DAVID UC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IGUEL PeñA GUILL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ereni valentina cortes benit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ELAIDA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RAHAM BENITEZ BALAM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OLINA VALLONA CENTEN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NTA OFELIA CENTENO MEDEL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YSI CONCEPCION BENITEZ OCAïż½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TZEL GUADALUPE SAVALA RODRIG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ZZETH YOLANDA BENITEZ QUIRO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ACIELA CRU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nta imelda martin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LERIA CHUINA ACATE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HEILA VIVIANA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QUELINE SOLIS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LOR UC ACOS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ALFREDO BENIT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OSARIO GUADALUPE BENITE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THA IMELDA UC GUTIER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MIAN GAEL BENITEZ OCAïż½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BRAHAM BENITEZ BALAM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FA RIOS AGUIL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CIDES MOHA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ELIPE BAUTISTA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ELIA MARIA LOPE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FA RIOS AGUIL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EVIN EDUARDO JIMENEZ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DA MICAELA SOLIS DE LA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NER RAMON SOLIS RODRIGU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ERESA CENTENO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BEL ARIAS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DISSON ABRIL SOLORSANO ESTRAD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CELESTE GARCIA DIA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IAS RAMOS FLOR DE MAR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YSI CONCEPCION BENITEZ OCAïż½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EL MIGUEL PENA DUR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SABELLA GUADALUPE BALAN SIERR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SPERANZA DEL CARMEN MARTINE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BENITEZ LOPEZ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AQUINA LOPEZ RODRIG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RAEL BENITEZ BAL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ALFREDO MORENO CABALLER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JOAQUIN MARTINEZ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NDELARIA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CILIA GUADALUPE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mada caataleya benitez velazq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BRAHAM BENITEZ VELAZQU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NRIQUE RUIZ DELGAD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LSE SAMARIA SANCH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SUS AALBERTO LOPEZ GI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KER MATIAS BALLINA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AN ANTONIO BALLINA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AREMI MAGDALENA DELGADO BENIT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TZABE GUADALUPE COLORADO ZURI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DE JESUS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AROLINA DEL CARMEN QUIROZ BENIT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ARIO BENITEZ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MA DEL CARMEN HERNANDEZ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LORENTINO RUI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uc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GEL VIDAL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LISSA VIDAL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IANA FLORITA HERNANDEZ DUR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FINA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OURDES DEL CARMEN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SHA CAMILA GOMEZ GAR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ANDON DE JESUS GOMEZ GARCIA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IA DEL CARMEN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OLANDA DEL CARMEN HERNANDEZ BAL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VIANA DEL CARMEN LOPE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SUS JOAQUIN OCHOA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LOS ELIAS REOJON BENITEZ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AOMI DAYANA ZAPATA MONTEJ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ANGEL REJON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IS JOSE GUADALUPE UC K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LOS DAVID UC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OSA TERESEA MENDEZ CH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LORITA BAUSTISTA DUR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CELIA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RI VALENTIN BENITEZ LOEZ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ATILANO UC LEO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NDELARIA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IGUEL HERNANDE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NA ISABELLE UC PE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MUEL BENITEZ GOM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DA RODRIGUEZ PE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sttesttes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MMANUEL ROSENDO HERNAND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CO ANTONIO URGELL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AQUIN ENRIQUE HERNANDE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DAN ANTONIO BALINA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RMIDA DE ATOCHA DIAZ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AROLINA DEL CARMEN QUIROZ BENIT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EL ANTONIO QUIROZ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XIS ALFREDO MORENO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TRICIA DEL CARMEN LOPEZ BAL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DEL JESUS DURAN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ILE TORRES GALLEG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HISTIAN DAMIAN MARTINEZ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NDY JOSEFINA DIAZ MORAL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RMA GUADALUPE OCANA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JESUS OCANA P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DGAR FRANCISCO ORDONEZ YERV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SANTIAGO UC BAUTIST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OGAN GUSTAVO CENTENO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JESUS QUIROZ SANCH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UAN MARTINEZ REYE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MMANUEL ROSENDO HERNAND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IS DOMINGO LOPEZ ACOST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RCIDES BENITEZ MOH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VID BENIT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LORINDA DEL CARMEN BAYONA MOREN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IME BRITO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JOAQUIN ACATE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MMANUEL JESUS ACATE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MMANUEL ADONAI CASTANEA ZURITA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ONY JOEL BENITEZ ALVARAD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NAS ISAIAS CENTENO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ERLA DEL CARMEN HERNANDEZ BAL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CELA GARCIA CH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VANA NICOLLE LAMMONGIA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DE LA CRUZ HERNANDEZ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IANY CITLALY DEL JESUS HERNANDEZ OCAMP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ANGEL REJON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ILDRED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ES UC GUTIER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ELY YOLANDO ALVARADO ESPINOS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IDENCIO GAEL DELGADO BENITEZ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LOR DE MARIA ARIAS RAM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BRAHAM BENITEZ VELAZQU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MELA DIAZ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IAN AUGUSTO ZAVALA SANCH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ROLINA BALLESTEROS DIA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ARINA DEL ROSARIO DIAZ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LITO UC ANTONI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EYLA DANIELA MORENO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DEL CARMEN RAMIREZ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ERNANDO JESUS HERNANDEZ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EDRO MOHA ME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LISSA VIDAL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IAS RAMOS FLOR DE MAR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TIN GREGORIO HERNANDEZ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MADA CATALEYA BENITEZ BELAZQU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BRAHAM BENITEZ VELAZQU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ILA ALEJANDRA YULISA HERNANDEZ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ANA DEL CARMEN UC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SHLY LOPEZ SANCH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EJANDRA SANCHEZ BENIT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AQUINA ELIGIO VIDA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SHLY LOPEZ SANCH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MARIA LOPEZ NOTIEN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NRADO UC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RAFAEL HERNANDEZ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IBERA SANTA ISABE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BELLA ORTIZ CH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ARLA ITZEL UC SANCH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Z DEL ALBA SANCHEZ BALLI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YLIN PILAR SIERRA DELGAD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INA JUDITH PENA DUR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LAURA CASTANEDA ZURI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MELA DIAZ LOP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ARLA ITZEL UC SANCH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SALUD PERALTA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MELIA DE LOS ANGELES LOPEZ G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TILANO UC LEO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ALERIA CHUINA ACATE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BENITEZ LOP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LIA DEL CARMEN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INA DE LOS ANGELES ALEJANDRO GUZM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ALAN HERIDA EVANGELI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JESUS MORALES MIS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AREMI MAGDALENA DELGADO BENIT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KER MATIAS BALLINA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EMY DEL ROSARIO LOPEZ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O UC DE LA CRU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RIO CENTENO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NAS ISAIAS CENTENO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ARLA GUADALUPE BENITEZ ZAVA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ARMANDO GUZMAN BENIT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ILDRED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RAHAM BENITEZ BALAM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ANA GUADALUPE SOLIS DE LA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EDITH DE LA CRUZ PE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ILSA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ARLA CRISTHEL MARTINEZ BAUTIS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GRID BENITEZ ZAVA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NY DEL CARMEN VALENCIA SUA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ISTEO SURITA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IS JOSE GUADALUPE UC K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IA CELESTE GARCIA DIA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ADALUPE UC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XIS ALFREDO MORENO LOPEZ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A BERTHABENITEZ JIMEN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NELIA MARIA GOMEZ NO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IGUEL BENITEZ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RIANY CITLALY DEL JESUS HERNANDEZ OCAMP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E SALUD PERALTA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UADALUEP UC HERNANDEZ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RABIELA CENTENO RIVER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ARLA CRISTHEL MARTINEZ BAUTISTA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SANDRA CENTENO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BEIDA DEL CARMEN DIAZ ACOS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BRIELA CENTENO RIVER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ERNANDO JESUS HERNANDEZ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REGORIO JIMENEZ JIMEN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ODESTO HERNANDEZ BENITEZ 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TIN GREGORIO HERNANDEZ DIA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AQUIN ALBERTO LOPEZ ACOST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JANDRO DEL CARMEN CRUZ QUIRO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NUEL ACATE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LEJANDRO DEL CARMEN CRUZ QUIRO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CEDONIO DIAZ ACOST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HAYMA LIZBETH ACOSTA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IRMA ZURITA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DOMINGO LOPEZ ACOST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UAN UC HERNAND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BEIDA DEL CARMEN DIAZ ACOS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LOR UC ACOST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JOSE GUADALUPE UC K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HARO CASTILLO MARTIN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cos manuel hernandez ballon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AREN ANAY BENITEZ RAMI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DRO JOSE BENITEZ RAMI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NGEL GABRIL BENITEZ RAMI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IRMA ZURITA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IGUEL HERNANDEZ MATE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anessa u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CO ANTONIO URGELL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ECILIA UC CRU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OMAS BENITEZ ACOST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OSE TOMAR HERNANDEZ DIA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EYSI HERNANDEZ DIA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AULIO BALLINA BALA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LORITA BAUTISTA DUR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IANY CITLALY DEL JESUS HERNANDEZ OCAMP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XANA ISABEL OCAMPO ROSAD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nesis samaria ballona centen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OANA ELIDCHT BAUTISTA DURA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A FANY HERNANDEZ GUTIER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JOSE GUADALUPE UC QUEJ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CO ANTONIO URGELL U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LSY MARIA UC HERNAND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DE JESUS MORALES PEREZ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THA IMELDA UC GUTIERREZ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8:49:29.1096360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8:02:52.966650355</meta:creation-date>
    <dc:date>2024-10-28T18:50:52.696989605</dc:date>
    <meta:editing-duration>PT35M45S</meta:editing-duration>
    <meta:editing-cycles>2</meta:editing-cycles>
    <meta:generator>LibreOffice/24.2.5.2$Linux_X86_64 LibreOffice_project/420$Build-2</meta:generator>
    <meta:document-statistic meta:table-count="1" meta:cell-count="866" meta:object-count="0"/>
  </office:meta>
</office:document-meta>
</file>